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0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1" office:value-type="string" calcext:value-type="string">
            <text:p>A24</text:p>
          </table:table-cell>
          <table:table-cell table:style-name="ce13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2 – Paper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6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/>
          <table:table-cell table:style-name="ce17" table:formula="of:=[.AH2] + [.AN2] + #REF!2 + #REF!2 + [.AH2] + [.AH2]" office:value-type="string" office:string-value="" calcext:value-type="error">
            <text:p>Err:509</text:p>
          </table:table-cell>
          <table:table-cell table:style-name="ce19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2]; [.$AX$2:.$AY$15]; 2; 0)" office:value-type="string" office:string-value="" calcext:value-type="error">
            <text:p>Err:509</text:p>
          </table:table-cell>
          <table:table-cell table:style-name="ce19" table:formula="of:=VLOOKUP([.AQ2]; [.$AX$2:.$AY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7" table:formula="of:=[.AH3] + [.AN3] + #REF!3 + #REF!3 + [.AH3] + [.AH3]" office:value-type="string" office:string-value="" calcext:value-type="error">
            <text:p>Err:509</text:p>
          </table:table-cell>
          <table:table-cell table:style-name="ce19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3]; [.$AX$2:.$AY$15]; 2; 0)" office:value-type="string" office:string-value="" calcext:value-type="error">
            <text:p>Err:509</text:p>
          </table:table-cell>
          <table:table-cell table:style-name="ce19" table:formula="of:=VLOOKUP([.AQ3]; [.$AX$2:.$AY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7" table:formula="of:=[.AH4] + [.AN4] + #REF!4 + #REF!4 + [.AH4] + [.AH4]" office:value-type="string" office:string-value="" calcext:value-type="error">
            <text:p>Err:509</text:p>
          </table:table-cell>
          <table:table-cell table:style-name="ce19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P4]; [.$AX$2:.$AY$15]; 2; 0)" office:value-type="string" office:string-value="" calcext:value-type="error">
            <text:p>Err:509</text:p>
          </table:table-cell>
          <table:table-cell table:style-name="ce19" table:formula="of:=VLOOKUP([.AQ4]; [.$AX$2:.$AY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table:style-name="ce17" table:formula="of:=[.AH5] + [.AN5] + #REF!5 + #REF!5 + [.AH5] + [.AH5]" office:value-type="string" office:string-value="" calcext:value-type="error">
            <text:p>Err:509</text:p>
          </table:table-cell>
          <table:table-cell table:style-name="ce19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P5]; [.$AX$2:.$AY$15]; 2; 0)" office:value-type="string" office:string-value="" calcext:value-type="error">
            <text:p>Err:509</text:p>
          </table:table-cell>
          <table:table-cell table:style-name="ce19" table:formula="of:=VLOOKUP([.AQ5]; [.$AX$2:.$AY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6"/>
          <table:table-cell table:style-name="ce9"/>
          <table:table-cell table:style-name="ce7" table:number-columns-repeated="3"/>
          <table:table-cell table:style-name="ce16"/>
          <table:table-cell table:style-name="ce18" table:formula="of:=[.AH6] + [.AN6] + #REF!6 + #REF!6 + [.AH6] + [.AH6]" office:value-type="string" office:string-value="" calcext:value-type="error">
            <text:p>Err:509</text:p>
          </table:table-cell>
          <table:table-cell table:style-name="ce21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P6]; [.$AX$2:.$AY$15]; 2; 0)" office:value-type="string" office:string-value="" calcext:value-type="error">
            <text:p>Err:509</text:p>
          </table:table-cell>
          <table:table-cell table:style-name="ce21" table:formula="of:=VLOOKUP([.AQ6]; [.$AX$2:.$AY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0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/>
          <table:table-cell table:style-name="ce17" table:formula="of:=[.AH7] + [.AN7] + #REF!7 + #REF!7 + [.AH7] + [.AH7]" office:value-type="string" office:string-value="" calcext:value-type="error">
            <text:p>Err:509</text:p>
          </table:table-cell>
          <table:table-cell table:style-name="ce19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7]; [.$AX$2:.$AY$15]; 2; 0)" office:value-type="string" office:string-value="" calcext:value-type="error">
            <text:p>Err:509</text:p>
          </table:table-cell>
          <table:table-cell table:style-name="ce19" table:formula="of:=VLOOKUP([.AQ7]; [.$AX$2:.$AY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H8] + [.AN8] + #REF!8 + #REF!8 + [.AH8] + [.AH8]" office:value-type="string" office:string-value="" calcext:value-type="error">
            <text:p>Err:509</text:p>
          </table:table-cell>
          <table:table-cell table:style-name="ce19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8]; [.$AX$2:.$AY$15]; 2; 0)" office:value-type="string" office:string-value="" calcext:value-type="error">
            <text:p>Err:509</text:p>
          </table:table-cell>
          <table:table-cell table:style-name="ce19" table:formula="of:=VLOOKUP([.AQ8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table:number-columns-repeated="2"/>
          <table:table-cell table:style-name="ce17" table:formula="of:=[.AH9] + [.AN9] + #REF!9 + #REF!9 + [.AH9] + [.AH9]" office:value-type="string" office:string-value="" calcext:value-type="error">
            <text:p>Err:509</text:p>
          </table:table-cell>
          <table:table-cell table:style-name="ce19" table:formula="of:=IF([.AO9]&gt;=0.9875;&quot;A+&quot;;  IF([.AO9]&gt;=0.94; &quot;A&quot;; IF([.AO9]&gt;=0.9; &quot;A-&quot;; IF([.AO9]&gt;=0.87; &quot;B+&quot;; IF([.AO9]&gt;=0.84;&quot;B&quot;; IF([.AO9]&gt;=0.8; &quot;B-&quot;; IF([.AO9]&gt;=0.77; &quot;C+&quot;; IF([.AO9]&gt;=0.74;&quot;C&quot;; IF([.AO9]&gt;=0.7; &quot;C-&quot;; IF([.AO9]&gt;=0.67; &quot;D+&quot;; IF([.AO9]&gt;=0.64;&quot;D&quot;; IF([.AO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P9]; [.$AX$2:.$AY$15]; 2; 0)" office:value-type="string" office:string-value="" calcext:value-type="error">
            <text:p>Err:509</text:p>
          </table:table-cell>
          <table:table-cell table:style-name="ce19" table:formula="of:=VLOOKUP([.AQ9]; [.$AX$2:.$AY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7" table:formula="of:=[.AH10] + [.AN10] + #REF!10 + #REF!10 + [.AH10] + [.AH10]" office:value-type="string" office:string-value="" calcext:value-type="error">
            <text:p>Err:509</text:p>
          </table:table-cell>
          <table:table-cell table:style-name="ce19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10]; [.$AX$2:.$AY$15]; 2; 0)" office:value-type="string" office:string-value="" calcext:value-type="error">
            <text:p>Err:509</text:p>
          </table:table-cell>
          <table:table-cell table:style-name="ce19" table:formula="of:=VLOOKUP([.AQ10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C+</text:p>
          </table:table-cell>
          <table:table-cell table:number-columns-repeated="2"/>
          <table:table-cell table:style-name="ce17" table:formula="of:=[.AH11] + [.AN11] + #REF!11 + #REF!11 + [.AH11] + [.AH11]" office:value-type="string" office:string-value="" calcext:value-type="error">
            <text:p>Err:509</text:p>
          </table:table-cell>
          <table:table-cell table:style-name="ce19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1]; [.$AX$2:.$AY$15]; 2; 0)" office:value-type="string" office:string-value="" calcext:value-type="error">
            <text:p>Err:509</text:p>
          </table:table-cell>
          <table:table-cell table:style-name="ce19" table:formula="of:=VLOOKUP([.AQ11]; [.$AX$2:.$AY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/>
          <table:table-cell table:style-name="ce17" table:formula="of:=[.AH12] + [.AN12] + #REF!12 + #REF!12 + [.AH12] + [.AH12]" office:value-type="string" office:string-value="" calcext:value-type="error">
            <text:p>Err:509</text:p>
          </table:table-cell>
          <table:table-cell table:style-name="ce19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2]; [.$AX$2:.$AY$15]; 2; 0)" office:value-type="string" office:string-value="" calcext:value-type="error">
            <text:p>Err:509</text:p>
          </table:table-cell>
          <table:table-cell table:style-name="ce19" table:formula="of:=VLOOKUP([.AQ12]; [.$AX$2:.$AY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H13] + [.AN13] + #REF!13 + #REF!13 + [.AH13] + [.AH13]" office:value-type="string" office:string-value="" calcext:value-type="error">
            <text:p>Err:509</text:p>
          </table:table-cell>
          <table:table-cell table:style-name="ce19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P13]; [.$AX$2:.$AY$15]; 2; 0)" office:value-type="string" office:string-value="" calcext:value-type="error">
            <text:p>Err:509</text:p>
          </table:table-cell>
          <table:table-cell table:style-name="ce19" table:formula="of:=VLOOKUP([.AQ13]; [.$AX$2:.$AY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7" table:formula="of:=[.AH14] + [.AN14] + #REF!14 + #REF!14 + [.AH14] + [.AH14]" office:value-type="string" office:string-value="" calcext:value-type="error">
            <text:p>Err:509</text:p>
          </table:table-cell>
          <table:table-cell table:style-name="ce19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14]; [.$AX$2:.$AY$15]; 2; 0)" office:value-type="string" office:string-value="" calcext:value-type="error">
            <text:p>Err:509</text:p>
          </table:table-cell>
          <table:table-cell table:style-name="ce19" table:formula="of:=VLOOKUP([.AQ14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7" table:formula="of:=[.AH15] + [.AN15] + #REF!15 + #REF!15 + [.AH15] + [.AH15]" office:value-type="string" office:string-value="" calcext:value-type="error">
            <text:p>Err:509</text:p>
          </table:table-cell>
          <table:table-cell table:style-name="ce19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5]; [.$AX$2:.$AY$15]; 2; 0)" office:value-type="string" office:string-value="" calcext:value-type="error">
            <text:p>Err:509</text:p>
          </table:table-cell>
          <table:table-cell table:style-name="ce19" table:formula="of:=VLOOKUP([.AQ15]; [.$AX$2:.$AY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H16] + [.AN16] + #REF!16 + #REF!16 + [.AH16] + [.AH16]" office:value-type="string" office:string-value="" calcext:value-type="error">
            <text:p>Err:509</text:p>
          </table:table-cell>
          <table:table-cell table:style-name="ce19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6]; [.$AX$2:.$AY$15]; 2; 0)" office:value-type="string" office:string-value="" calcext:value-type="error">
            <text:p>Err:509</text:p>
          </table:table-cell>
          <table:table-cell table:style-name="ce19" table:formula="of:=VLOOKUP([.AQ16]; [.$AX$2:.$AY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0"/>
        </table:table-row>
        <table:table-row table:style-name="ro1">
          <table:table-cell table:number-columns-repeated="18"/>
          <table:table-cell table:style-name="ce6"/>
          <table:table-cell table:number-columns-repeated="16"/>
          <table:table-cell table:style-name="ce6"/>
          <table:table-cell table:number-columns-repeated="4"/>
          <table:table-cell table:style-name="ce17" table:formula="of:=[.AH17] + [.AN17] + #REF!17 + #REF!17 + [.AH17] + [.AH17]" office:value-type="string" office:string-value="" calcext:value-type="error">
            <text:p>Err:509</text:p>
          </table:table-cell>
          <table:table-cell table:style-name="ce19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7]; [.$AX$2:.$AY$15]; 2; 0)" office:value-type="string" office:string-value="" calcext:value-type="error">
            <text:p>Err:509</text:p>
          </table:table-cell>
          <table:table-cell table:style-name="ce19" table:formula="of:=VLOOKUP([.AQ17]; [.$AX$2:.$AY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ce2"/>
          <table:table-cell table:number-columns-repeated="39"/>
          <table:table-cell table:style-name="ce17" table:formula="of:=[.AH18] + [.AN18] + #REF!18 + #REF!18 + [.AH18] + [.AH18]" office:value-type="string" office:string-value="" calcext:value-type="error">
            <text:p>Err:509</text:p>
          </table:table-cell>
          <table:table-cell table:style-name="ce19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18]; [.$AX$2:.$AY$15]; 2; 0)" office:value-type="string" office:string-value="" calcext:value-type="error">
            <text:p>Err:509</text:p>
          </table:table-cell>
          <table:table-cell table:style-name="ce19" table:formula="of:=VLOOKUP([.AQ18]; [.$AX$2:.$AY$15]; 2; 0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7" table:formula="of:=[.AH19] + [.AN19] + #REF!19 + #REF!19 + [.AH19] + [.AH19]" office:value-type="string" office:string-value="" calcext:value-type="error">
            <text:p>Err:509</text:p>
          </table:table-cell>
          <table:table-cell table:style-name="ce19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9]; [.$AX$2:.$AY$15]; 2; 0)" office:value-type="string" office:string-value="" calcext:value-type="error">
            <text:p>Err:509</text:p>
          </table:table-cell>
          <table:table-cell table:style-name="ce19" table:formula="of:=VLOOKUP([.AQ19]; [.$AX$2:.$AY$15]; 2; 0)" office:value-type="float" office:value="3.3" calcext:value-type="float">
            <text:p>3.3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Default"/>
          <table:table-cell table:number-columns-repeated="20"/>
          <table:table-cell table:style-name="ce17"/>
          <table:table-cell table:style-name="ce19" table:number-columns-repeated="4"/>
          <table:table-cell table:number-columns-repeated="979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0"/>
          <table:table-cell table:style-name="ce17"/>
          <table:table-cell table:style-name="ce19" table:number-columns-repeated="4"/>
          <table:table-cell table:number-columns-repeated="979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0"/>
          <table:table-cell table:style-name="ce19" table:formula="of:=AVERAGE([.AO2:.AO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R2:.AR22])" office:value-type="string" office:string-value="" calcext:value-type="error">
            <text:p>Err:509</text:p>
          </table:table-cell>
          <table:table-cell table:style-name="ce19" table:formula="of:=AVERAGE([.AS2:.AS22])" office:value-type="float" office:value="2.79444444444444" calcext:value-type="float">
            <text:p>2.7944444444</text:p>
          </table:table-cell>
          <table:table-cell table:number-columns-repeated="979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7:42:07.887616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8T17:43:52.881569383</dc:date>
    <dc:creator>Gregory Kapfhammer</dc:creator>
    <meta:editing-duration>P10DT5H42M53S</meta:editing-duration>
    <meta:editing-cycles>352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715" meta:object-count="0"/>
  </office:meta>
</office:document-meta>
</file>